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82cm" fo:orphans="2" fo:widows="2" fo:text-indent="0cm" style:auto-text-indent="false" fo:padding="0cm" fo:border="none"/>
      <style:text-properties fo:font-variant="normal" fo:text-transform="none" fo:color="#000000" style:font-name="Arial1" fo:font-size="12.75pt" fo:letter-spacing="normal" fo:font-style="normal" fo:font-weight="normal"/>
    </style:style>
    <style:style style:name="P2" style:family="paragraph" style:parent-style-name="Text_20_body">
      <style:paragraph-properties fo:margin-left="0cm" fo:margin-right="0cm" fo:margin-top="0cm" fo:margin-bottom="0.265cm" style:line-height-at-least="0.582cm" fo:orphans="2" fo:widows="2" fo:text-indent="0cm" style:auto-text-indent="false" fo:padding="0cm" fo:border="none"/>
      <style:text-properties fo:font-variant="normal" fo:text-transform="none" fo:color="#000000"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 en nuestra aplicación que estamos implementando necesitamos los valores en unidades correspondientes a la medición del gas, necesitamos escalar el valor leído, el problema de esto es que la relación entre la lectura analógica y el valor real no es lineal. Por lo que necesitamos estimar la curva que nos da el datasheet</text:p>
      <text:p text:style-name="P1">Los siguientes pasos los trabajamos para el MQ-3, pero se aplica analogamente para los otros MQ</text:p>
      <text:p text:style-name="P1">Por Ejemplo para el sensor MQ-3 según el datasheet la curva es la siguiente:</text:p>
      <text:p text:style-name="P2"> <draw:frame draw:style-name="fr1" draw:name="gráficos1" text:anchor-type="as-char" svg:width="21.087cm" svg:height="13.52cm" draw:z-index="0"><draw:image xlink:href="http://www.naylampmechatronics.com/img/cms/Blog/Tutorial%20MQ/Curva%20de%20alcohol.jpg" xlink:type="simple" xlink:show="embed" xlink:actuate="onLoad"/><svg:title>Curva del MQ-3</svg:title></draw:frame></text:p>
      <text:p text:style-name="P2">    </text:p>
      <text:p text:style-name="P1">Debido a que nos da la curva y no la ecuación es necesario estimar y por regresión hallar la ecuación, en nuestro caso usaremos Excel, para eso ingresamos datos de la curva de Alcohol, la mayor cantidad de puntos que podamos, y graficamos en Excel. Agregamos línea de tendencia y escogemos ecuación potencial</text:p>
      <text:p text:style-name="P2"><text:soft-page-break/><draw:frame draw:style-name="fr1" draw:name="gráficos2" text:anchor-type="as-char" svg:width="17.806cm" svg:height="10.689cm" draw:z-index="1"><draw:image xlink:href="http://www.naylampmechatronics.com/img/cms/Blog/Tutorial%20MQ/Regresion%20curva%20MQ-3.jpg" xlink:type="simple" xlink:show="embed" xlink:actuate="onLoad"/><svg:title>Regresion curva MQ-3</svg:title></draw:frame></text:p>
      <text:p text:style-name="P2">  </text:p>
      <text:p text:style-name="P1">La ecuación que obtenemos es:</text:p>
      <text:p text:style-name="P1">Alcohol=0.4091(Rs/Ro)^(-1.497)</text:p>
      <text:p text:style-name="P1">Alcohol es el valor de concentración de alcohol, Ro es una constante que equivale al valor de la resistencia del sensor cuando se lo expone a una concentración de 0.4mg/L y Rs es la resistencia del sensor, el cual leemos desde Arduino.</text:p>
      <text:p text:style-name="P1">Nosotros en el ejemplo anterior calculamos el voltaje leído del sensor, para calcular el valor de Rs despejamos la ecuación del divisor de voltaje que forma el sensor con la resistencia de carga RL que en la mayoría de módulos es de 1K.</text:p>
      <text:p text:style-name="P1">V_leido=5(1000/(Rs+1000))</text:p>
      <text:p text:style-name="P1">Rs=1000((5-V)/V)  </text:p>
      <text:p text:style-name="P1">El valor de Ro se calcula en laboratorio, Ro es el valor de Rs cuando se usa una muestra de aire con 0.4mg/L. Y hay que hacer esto para cada sensor puesto que Ro es diferente en cada sensor.</text:p>
      <text:p text:style-name="P1">Otra forma de calibrar es usando concentraciones conocidas, para esto es necesario en el caso del sensor de alcohol usar un alcoholímetro para calibrarlo. Para esto no es necesario hacer la regresión de  la curva que nos da el datasheet la cual es válida siempre y cuando se mida en las condiciones indicadas. De dicha curva solo tomaremos la forma que tiene e incluso Ro  lo consideramos como constante. La ecuación seria de la siguiente forma.</text:p>
      <text:p text:style-name="P1">Alcohol=a*(Rs)^b</text:p>
      <text:p text:style-name="P1"><text:soft-page-break/>Para calcular las constantes a y b solo necesitamos tomar dos muestras, con nuestro sensor medimos el Rs de dichas muestras y con el alcoholímetro calculamos el valor correspondiente de concentración de alcohol para dichas muestras. Con esos dos puntos ingresamos a la ecuación y calculamos las dos constantes.</text:p>
      <text:p text:style-name="P1">Las dos formas anteriores son la forma correcta de calibrar nuestro sensor, hallando Ro con una muestra 0.4mg/L o usando un alcoholímetro para tomar muestras de referencia.</text:p>
      <text:p text:style-name="P1">Pero para no dejar inconcluso nuestro tutorial explicaremos otro método para conseguir de forma aproximada el valor de Ro y así tener la ecuación resuelta.</text:p>
      <text:p text:style-name="P1">En el grafico de la ecuación potencial observamos que el valor de Rs/Ro se acerca a 0.1 para valores superiores a la  máxima concentración de alcohol que el sensor puede censar,  en los puntos cercanos a este punto, la variación de rs/ro es mínima por lo que los errores que podamos tener acá para calcular Ro son pequeños.</text:p>
      <text:p text:style-name="P1">Entonces asumiendo que el sensor se satura con 10mg/L  al cual según la gráfica le corresponde un  Rs/Ro  de 0.12, los puntos sercanos por mayor variacion de alcohol que exista el rs/ro tendra variaciones minimas. Para estar en este punto generamos un ambiente con bastante alcohol y si medimos con nuestro sensor obtendremos un voltaje de 3.02, que equivale a un Rs=655, entonces</text:p>
      <text:p text:style-name="P1">(Rs/Ro)=0.12 si Rs=655 entonces Ro=5463</text:p>
      <text:p text:style-name="P1">Con Ro calculado,  ya tenemos una solución de la ecuación y con esto  podemos obtener los valores aproximados de concentración de alcoho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6S</meta:editing-duration>
    <meta:editing-cycles>3</meta:editing-cycles>
    <meta:generator>OpenOffice/4.1.4$Win32 OpenOffice.org_project/414m5$Build-9788</meta:generator>
    <dc:date>2018-01-12T19:03:31.95</dc:date>
    <meta:document-statistic meta:table-count="0" meta:image-count="2" meta:object-count="0" meta:page-count="3" meta:paragraph-count="24" meta:word-count="595" meta:character-count="3551"/>
    <dc:creator>adrian peñalver fernandez</dc:creator>
    <meta:user-defined meta:name="Info 1"/>
    <meta:user-defined meta:name="Info 2"/>
    <meta:user-defined meta:name="Info 3"/>
    <meta:user-defined meta:name="Info 4"/>
  </office:meta>
</office:document-meta>
</file>